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0.848cm"/>
    </style:style>
    <style:style style:name="Table2.B" style:family="table-column">
      <style:table-column-properties style:column-width="0.399cm"/>
    </style:style>
    <style:style style:name="Table2.D" style:family="table-column">
      <style:table-column-properties style:column-width="15.944cm"/>
    </style:style>
    <style:style style:name="Table2.A1" style:family="table-cell">
      <style:table-cell-properties style:vertical-align="middle" fo:padding="0.049cm" fo:border="none"/>
    </style:style>
    <style:style style:name="Table1" style:family="table">
      <style:table-properties style:width="17.59cm" table:align="left"/>
    </style:style>
    <style:style style:name="Table1.A" style:family="table-column">
      <style:table-column-properties style:column-width="0.848cm"/>
    </style:style>
    <style:style style:name="Table1.B" style:family="table-column">
      <style:table-column-properties style:column-width="0.192cm"/>
    </style:style>
    <style:style style:name="Table1.D" style:family="table-column">
      <style:table-column-properties style:column-width="16.357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6.925cm" table:align="left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4.92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237cm" table:align="left"/>
    </style:style>
    <style:style style:name="Table4.A" style:family="table-column">
      <style:table-column-properties style:column-width="0.848cm"/>
    </style:style>
    <style:style style:name="Table4.B" style:family="table-column">
      <style:table-column-properties style:column-width="0.192cm"/>
    </style:style>
    <style:style style:name="Table4.D" style:family="table-column">
      <style:table-column-properties style:column-width="5.00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paragraph-rsid="000caf0a"/>
    </style:style>
    <style:style style:name="P2" style:family="paragraph" style:parent-style-name="Preformatted_20_Text">
      <style:text-properties fo:background-color="#fff200"/>
    </style:style>
    <style:style style:name="P3" style:family="paragraph" style:parent-style-name="Preformatted_20_Text">
      <style:text-properties officeooo:rsid="000caf0a" officeooo:paragraph-rsid="000caf0a" fo:background-color="#fff200"/>
    </style:style>
    <style:style style:name="P4" style:family="paragraph" style:parent-style-name="Preformatted_20_Text">
      <style:text-properties officeooo:paragraph-rsid="000f2a8a"/>
    </style:style>
    <style:style style:name="P5" style:family="paragraph" style:parent-style-name="Preformatted_20_Text">
      <style:text-properties officeooo:paragraph-rsid="000fca89"/>
    </style:style>
    <style:style style:name="P6" style:family="paragraph" style:parent-style-name="Preformatted_20_Text">
      <style:text-properties officeooo:rsid="001b9ca5" officeooo:paragraph-rsid="001bdd27"/>
    </style:style>
    <style:style style:name="P7" style:family="paragraph" style:parent-style-name="Preformatted_20_Text">
      <style:text-properties fo:background-color="#ff7b59"/>
    </style:style>
    <style:style style:name="P8" style:family="paragraph" style:parent-style-name="Preformatted_20_Text">
      <style:text-properties officeooo:rsid="002731a6" officeooo:paragraph-rsid="002731a6" fo:background-color="#ff7b59"/>
    </style:style>
    <style:style style:name="P9" style:family="paragraph" style:parent-style-name="Preformatted_20_Text">
      <style:text-properties officeooo:rsid="0028f23c" officeooo:paragraph-rsid="0028f23c" fo:background-color="#ff7b59"/>
    </style:style>
    <style:style style:name="P10" style:family="paragraph" style:parent-style-name="Preformatted_20_Text">
      <style:text-properties officeooo:paragraph-rsid="00268e7d"/>
    </style:style>
    <style:style style:name="P11" style:family="paragraph" style:parent-style-name="Preformatted_20_Text">
      <style:text-properties officeooo:paragraph-rsid="002731a6"/>
    </style:style>
    <style:style style:name="P12" style:family="paragraph" style:parent-style-name="Preformatted_20_Text">
      <style:text-properties officeooo:paragraph-rsid="000eab3c"/>
    </style:style>
    <style:style style:name="P13" style:family="paragraph" style:parent-style-name="Preformatted_20_Text">
      <style:text-properties fo:background-color="#81d41a"/>
    </style:style>
    <style:style style:name="P14" style:family="paragraph" style:parent-style-name="Preformatted_20_Text">
      <style:text-properties officeooo:paragraph-rsid="000f2a8a" fo:background-color="#81d41a"/>
    </style:style>
    <style:style style:name="P15" style:family="paragraph" style:parent-style-name="Preformatted_20_Text">
      <style:text-properties fo:background-color="#ffff00"/>
    </style:style>
    <style:style style:name="P16" style:family="paragraph" style:parent-style-name="Preformatted_20_Text">
      <style:text-properties officeooo:rsid="0028f23c" officeooo:paragraph-rsid="0028f23c" fo:background-color="#ff6d6d"/>
    </style:style>
    <style:style style:name="P17" style:family="paragraph" style:parent-style-name="Preformatted_20_Text">
      <style:text-properties officeooo:paragraph-rsid="002800e9"/>
    </style:style>
    <style:style style:name="P18" style:family="paragraph" style:parent-style-name="Preformatted_20_Text">
      <style:text-properties officeooo:rsid="002800e9" officeooo:paragraph-rsid="002800e9"/>
    </style:style>
    <style:style style:name="P19" style:family="paragraph" style:parent-style-name="Preformatted_20_Text">
      <style:text-properties officeooo:paragraph-rsid="0028f23c"/>
    </style:style>
    <style:style style:name="P20" style:family="paragraph" style:parent-style-name="Preformatted_20_Text">
      <style:text-properties officeooo:rsid="002731a6" officeooo:paragraph-rsid="0028f23c" fo:background-color="transparent"/>
    </style:style>
    <style:style style:name="P21" style:family="paragraph" style:parent-style-name="Preformatted_20_Text">
      <style:text-properties style:font-name="Liberation Mono" fo:font-size="10pt" style:font-size-asian="10pt" style:font-size-complex="10pt"/>
    </style:style>
    <style:style style:name="P22" style:family="paragraph" style:parent-style-name="Preformatted_20_Text">
      <style:text-properties style:font-name="Liberation Mono" fo:font-size="10pt" officeooo:rsid="00186dd3" officeooo:paragraph-rsid="00186dd3" style:font-size-asian="10pt" style:font-size-complex="10pt"/>
    </style:style>
    <style:style style:name="P23" style:family="paragraph" style:parent-style-name="Preformatted_20_Text">
      <style:text-properties style:font-name="Liberation Mono" fo:font-size="10pt" officeooo:rsid="001936c3" officeooo:paragraph-rsid="001936c3" style:font-size-asian="10pt" style:font-size-complex="10pt"/>
    </style:style>
    <style:style style:name="P24" style:family="paragraph" style:parent-style-name="Preformatted_20_Text">
      <style:text-properties style:font-name="Liberation Mono" fo:font-size="10pt" officeooo:rsid="001a8dbc" officeooo:paragraph-rsid="001a8dbc" style:font-size-asian="10pt" style:font-size-complex="10pt"/>
    </style:style>
    <style:style style:name="P25" style:family="paragraph" style:parent-style-name="Preformatted_20_Text">
      <style:text-properties style:font-name="Liberation Mono" fo:font-size="10pt" officeooo:rsid="001b28ea" officeooo:paragraph-rsid="001b28ea" style:font-size-asian="10pt" style:font-size-complex="10pt"/>
    </style:style>
    <style:style style:name="P26" style:family="paragraph" style:parent-style-name="Preformatted_20_Text">
      <style:text-properties style:font-name="Liberation Mono" fo:font-size="10pt" officeooo:rsid="00224516" officeooo:paragraph-rsid="00224516" style:font-size-asian="10pt" style:font-size-complex="10pt"/>
    </style:style>
    <style:style style:name="P27" style:family="paragraph" style:parent-style-name="Preformatted_20_Text">
      <style:text-properties style:font-name="Liberation Mono" fo:font-size="10pt" officeooo:rsid="00224516" officeooo:paragraph-rsid="0029ba1a" style:font-size-asian="10pt" style:font-size-complex="10pt"/>
    </style:style>
    <style:style style:name="P28" style:family="paragraph" style:parent-style-name="Preformatted_20_Text">
      <style:text-properties style:font-name="Liberation Mono" fo:font-size="10pt" officeooo:rsid="001b9ca5" officeooo:paragraph-rsid="001b9ca5" style:font-size-asian="10pt" style:font-size-complex="10pt"/>
    </style:style>
    <style:style style:name="P29" style:family="paragraph" style:parent-style-name="Preformatted_20_Text">
      <style:text-properties style:font-name="Liberation Mono" fo:font-size="10pt" officeooo:rsid="001bdd27" officeooo:paragraph-rsid="001bdd27" style:font-size-asian="10pt" style:font-size-complex="10pt"/>
    </style:style>
    <style:style style:name="P30" style:family="paragraph" style:parent-style-name="Preformatted_20_Text">
      <style:paragraph-properties>
        <style:tab-stops>
          <style:tab-stop style:position="6.191cm"/>
        </style:tab-stops>
      </style:paragraph-properties>
      <style:text-properties style:font-name="Liberation Mono" fo:font-size="10pt" officeooo:rsid="001dc3fe" officeooo:paragraph-rsid="002084da" style:font-size-asian="10pt" style:font-size-complex="10pt"/>
    </style:style>
    <style:style style:name="P31" style:family="paragraph" style:parent-style-name="Preformatted_20_Text">
      <style:text-properties style:font-name="Liberation Mono" fo:font-size="10pt" officeooo:rsid="001dc3fe" officeooo:paragraph-rsid="0029ba1a" style:font-size-asian="10pt" style:font-size-complex="10pt"/>
    </style:style>
    <style:style style:name="P32" style:family="paragraph" style:parent-style-name="Preformatted_20_Text">
      <style:paragraph-properties>
        <style:tab-stops>
          <style:tab-stop style:position="6.191cm"/>
        </style:tab-stops>
      </style:paragraph-properties>
      <style:text-properties style:font-name="Liberation Mono" fo:font-size="10pt" officeooo:rsid="002084da" officeooo:paragraph-rsid="002084da" style:font-size-asian="10pt" style:font-size-complex="10pt"/>
    </style:style>
    <style:style style:name="P33" style:family="paragraph" style:parent-style-name="Preformatted_20_Text">
      <style:paragraph-properties>
        <style:tab-stops>
          <style:tab-stop style:position="6.191cm"/>
        </style:tab-stops>
      </style:paragraph-properties>
      <style:text-properties style:font-name="Liberation Mono" fo:font-size="10pt" officeooo:rsid="0024fbab" officeooo:paragraph-rsid="002084da" style:font-size-asian="10pt" style:font-size-complex="10pt"/>
    </style:style>
    <style:style style:name="P34" style:family="paragraph" style:parent-style-name="Preformatted_20_Text">
      <style:text-properties style:font-name="Liberation Mono" fo:font-size="10pt" officeooo:rsid="0029ba1a" officeooo:paragraph-rsid="0029ba1a" fo:background-color="transparent" style:font-size-asian="10pt" style:font-size-complex="10pt"/>
    </style:style>
    <style:style style:name="P35" style:family="paragraph" style:parent-style-name="Preformatted_20_Text">
      <style:text-properties officeooo:paragraph-rsid="0029ba1a"/>
    </style:style>
    <style:style style:name="P36" style:family="paragraph" style:parent-style-name="Standard">
      <style:text-properties style:font-name="Liberation Mono" fo:font-size="10pt" style:font-size-asian="10pt" style:font-size-complex="10pt"/>
    </style:style>
    <style:style style:name="P37" style:family="paragraph" style:parent-style-name="Standard">
      <style:text-properties style:font-name="Liberation Mono" fo:font-size="10pt" officeooo:rsid="0014277a" officeooo:paragraph-rsid="0014277a" style:font-size-asian="10pt" style:font-size-complex="10pt"/>
    </style:style>
    <style:style style:name="P38" style:family="paragraph" style:parent-style-name="Standard">
      <style:text-properties style:font-name="Liberation Mono" fo:font-size="10pt" officeooo:rsid="001587e4" officeooo:paragraph-rsid="001587e4" style:font-size-asian="10pt" style:font-size-complex="10pt"/>
    </style:style>
    <style:style style:name="P39" style:family="paragraph" style:parent-style-name="Standard">
      <style:text-properties style:font-name="Liberation Mono" fo:font-size="10pt" officeooo:rsid="001587e4" officeooo:paragraph-rsid="0028f23c" style:font-size-asian="10pt" style:font-size-complex="10pt"/>
    </style:style>
    <style:style style:name="P40" style:family="paragraph" style:parent-style-name="Standard">
      <style:text-properties style:font-name="Liberation Mono" fo:font-size="10pt" officeooo:rsid="00186dd3" officeooo:paragraph-rsid="00186dd3" style:font-size-asian="10pt" style:font-size-complex="10pt"/>
    </style:style>
    <style:style style:name="P41" style:family="paragraph" style:parent-style-name="Standard">
      <style:text-properties style:font-name="Liberation Mono" fo:font-size="10pt" officeooo:rsid="0028f23c" officeooo:paragraph-rsid="001587e4" style:font-size-asian="10pt" style:font-size-complex="10pt"/>
    </style:style>
    <style:style style:name="P42" style:family="paragraph" style:parent-style-name="Standard">
      <style:text-properties style:font-name="Liberation Mono" fo:font-size="10pt" style:text-underline-style="solid" style:text-underline-width="auto" style:text-underline-color="font-color" officeooo:rsid="00186dd3" officeooo:paragraph-rsid="00186dd3" style:font-size-asian="10pt" style:font-size-complex="10pt"/>
    </style:style>
    <style:style style:name="P43" style:family="paragraph" style:parent-style-name="Standard">
      <style:text-properties officeooo:paragraph-rsid="0028f23c"/>
    </style:style>
    <style:style style:name="P44" style:family="paragraph" style:parent-style-name="Table_20_Heading">
      <style:text-properties style:font-name="Liberation Mono" fo:font-size="10pt" style:font-size-asian="10pt" style:font-size-complex="10pt"/>
    </style:style>
    <style:style style:name="P45" style:family="paragraph" style:parent-style-name="Table_20_Heading">
      <style:text-properties style:font-name="Liberation Mono" fo:font-size="10pt" officeooo:paragraph-rsid="0028f23c" style:font-size-asian="10pt" style:font-size-complex="10pt"/>
    </style:style>
    <style:style style:name="P46" style:family="paragraph" style:parent-style-name="Table_20_Contents">
      <style:text-properties style:font-name="Liberation Mono" fo:font-size="10pt" style:font-size-asian="10pt" style:font-size-complex="10pt"/>
    </style:style>
    <style:style style:name="P47" style:family="paragraph" style:parent-style-name="Table_20_Contents">
      <style:text-properties style:font-name="Liberation Mono" fo:font-size="10pt" officeooo:paragraph-rsid="0028f23c" style:font-size-asian="10pt" style:font-size-complex="10pt"/>
    </style:style>
    <style:style style:name="P48" style:family="paragraph" style:parent-style-name="Table_20_Contents">
      <style:text-properties officeooo:paragraph-rsid="0028f23c"/>
    </style:style>
    <style:style style:name="P49" style:family="paragraph" style:parent-style-name="Preformatted_20_Text">
      <style:text-properties officeooo:rsid="00124de4" officeooo:paragraph-rsid="00124de4" fo:background-color="#fff200"/>
    </style:style>
    <style:style style:name="P50" style:family="paragraph" style:parent-style-name="Preformatted_20_Text">
      <style:text-properties officeooo:paragraph-rsid="000caf0a" fo:background-color="#fff200"/>
    </style:style>
    <style:style style:name="P51" style:family="paragraph" style:parent-style-name="Preformatted_20_Text">
      <style:text-properties officeooo:rsid="000caf0a"/>
    </style:style>
    <style:style style:name="P52" style:family="paragraph" style:parent-style-name="Preformatted_20_Text">
      <style:text-properties officeooo:rsid="000caf0a" officeooo:paragraph-rsid="002731a6"/>
    </style:style>
    <style:style style:name="P53" style:family="paragraph" style:parent-style-name="Preformatted_20_Text">
      <style:text-properties officeooo:rsid="0026b843" officeooo:paragraph-rsid="0026b843"/>
    </style:style>
    <style:style style:name="P54" style:family="paragraph" style:parent-style-name="Preformatted_20_Text">
      <style:text-properties officeooo:rsid="0026b843" officeooo:paragraph-rsid="002731a6"/>
    </style:style>
    <style:style style:name="P55" style:family="paragraph" style:parent-style-name="Preformatted_20_Text">
      <style:text-properties officeooo:rsid="000caf0a" officeooo:paragraph-rsid="002731a6" fo:background-color="#ffff00"/>
    </style:style>
    <style:style style:name="P56" style:family="paragraph" style:parent-style-name="Preformatted_20_Text">
      <style:text-properties fo:background-color="#81d41a"/>
    </style:style>
    <style:style style:name="P57" style:family="paragraph" style:parent-style-name="Preformatted_20_Text">
      <style:text-properties style:font-name="Liberation Mono" fo:font-size="10pt" officeooo:rsid="001dc3fe" officeooo:paragraph-rsid="001dc3fe" style:font-size-asian="10pt" style:font-size-complex="10pt"/>
    </style:style>
    <style:style style:name="P58" style:family="paragraph" style:parent-style-name="Preformatted_20_Text">
      <style:text-properties officeooo:paragraph-rsid="00268e7d"/>
    </style:style>
    <style:style style:name="P59" style:family="paragraph" style:parent-style-name="Preformatted_20_Text">
      <style:text-properties fo:background-color="#ff7b59"/>
    </style:style>
    <style:style style:name="P60" style:family="paragraph" style:parent-style-name="Preformatted_20_Text">
      <style:text-properties officeooo:rsid="002c48cd" officeooo:paragraph-rsid="002c48cd" fo:background-color="#ff7b59"/>
    </style:style>
    <style:style style:name="P6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caf0a"/>
    </style:style>
    <style:style style:name="T2" style:family="text">
      <style:text-properties officeooo:rsid="000caf0a" fo:background-color="#fff200" loext:char-shading-value="0"/>
    </style:style>
    <style:style style:name="T3" style:family="text">
      <style:text-properties officeooo:rsid="000eab3c" fo:background-color="#fff200" loext:char-shading-value="0"/>
    </style:style>
    <style:style style:name="T4" style:family="text">
      <style:text-properties officeooo:rsid="002731a6" fo:background-color="#fff200" loext:char-shading-value="0"/>
    </style:style>
    <style:style style:name="T5" style:family="text">
      <style:text-properties officeooo:rsid="0011b05f"/>
    </style:style>
    <style:style style:name="T6" style:family="text">
      <style:text-properties officeooo:rsid="00216988"/>
    </style:style>
    <style:style style:name="T7" style:family="text">
      <style:text-properties officeooo:rsid="00224516"/>
    </style:style>
    <style:style style:name="T8" style:family="text">
      <style:text-properties officeooo:rsid="00268e7d"/>
    </style:style>
    <style:style style:name="T9" style:family="text">
      <style:text-properties fo:background-color="#ff7b59" loext:char-shading-value="0"/>
    </style:style>
    <style:style style:name="T10" style:family="text">
      <style:text-properties officeooo:rsid="00268e7d" fo:background-color="#ff7b59" loext:char-shading-value="0"/>
    </style:style>
    <style:style style:name="T11" style:family="text">
      <style:text-properties officeooo:rsid="0028f23c" fo:background-color="#ff7b59" loext:char-shading-value="0"/>
    </style:style>
    <style:style style:name="T12" style:family="text">
      <style:text-properties officeooo:rsid="0029ba1a" fo:background-color="#ff7b59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2731a6" fo:background-color="#ffff00" loext:char-shading-value="0"/>
    </style:style>
    <style:style style:name="T15" style:family="text">
      <style:text-properties officeooo:rsid="002731a6"/>
    </style:style>
    <style:style style:name="T16" style:family="text">
      <style:text-properties officeooo:rsid="002800e9"/>
    </style:style>
    <style:style style:name="T17" style:family="text">
      <style:text-properties officeooo:rsid="0028f23c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officeooo:rsid="001bdd27" style:font-size-asian="10pt" style:font-size-complex="10pt"/>
    </style:style>
    <style:style style:name="T20" style:family="text">
      <style:text-properties style:font-name="Liberation Mono" fo:font-size="10pt" officeooo:rsid="0024fbab" style:font-size-asian="10pt" style:font-size-complex="10pt"/>
    </style:style>
    <style:style style:name="T21" style:family="text">
      <style:text-properties officeooo:rsid="0029ba1a"/>
    </style:style>
    <style:style style:name="T22" style:family="text">
      <style:text-properties officeooo:rsid="002c48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- </text:span><text:span text:style-name="T10">Leader beeinflussen? </text:span></text:p>
      <text:p text:style-name="P10">&lt;xsl:variable name="leader07"&gt;</text:p>
      <text:p text:style-name="P10">&lt;xsl:when test="$type='collection'"&gt;c&lt;/xsl:when<text:span text:style-name="T8">&gt;</text:span></text:p>
      <text:p text:style-name="P10">&lt;xsl:otherwise&gt;m&lt;/xsl:otherwise&gt;</text:p>
      <text:p text:style-name="P10">&lt;xsl:value-of select="concat(' <text:s text:c="5"/>',$leader06,$leader07,' a <text:s text:c="6"/>3u <text:s text:c="4"/>')"/&gt;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LEADER</text:p>
          </table:table-cell>
          <table:table-cell table:style-name="Table3.A1" office:value-type="string">
            <text:p text:style-name="Table_20_Contents">02804naa a2200361 a 4500</text:p>
          </table:table-cell>
        </table:table-row>
      </table:table>
      <text:p text:style-name="P10"/>
      <text:p text:style-name="P3"/>
      <text:p text:style-name="P50"><text:span text:style-name="T5">dc:type</text:span></text:p>
      <text:p text:style-name="P7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Table_20_Heading">336</text:p>
          </table:table-cell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Table_20_Contents"><text:span text:style-name="Strong_20_Emphasis">|a</text:span> text  <text:span text:style-name="Strong_20_Emphasis">|b</text:span> txt  <text:span text:style-name="Strong_20_Emphasis">|2</text:span> rdacontent  </text:p>
          </table:table-cell>
        </table:table-row>
      </table:table>
      <text:p text:style-name="P60">Würde ich gerne so reinnehmen (Dann ist es wie in Zenon)</text:p>
      <text:p text:style-name="P60">Journal Article existiert in MARC soweit ich das überblicke nicht, dazu wird dann eine übergeordnete Aufnahme angelegt, sehe ich das richtig?</text:p>
      <text:p text:style-name="P1"/>
      <text:p text:style-name="P49">authentification code:</text:p>
      <text:p text:style-name="P1">&lt;datafield tag="042" ind1=" " ind2=" "&gt;</text:p>
      <text:p text:style-name="Preformatted_20_Text">&lt;subfield code="a"&gt;dc&lt;/subfield&gt;</text:p>
      <text:p text:style-name="Preformatted_20_Text"><text:tab/><text:tab/><text:tab/></text:p>
      <text:p text:style-name="P2">dc:creator</text:p>
      <text:p text:style-name="P51">Position 1:</text:p>
      <text:p text:style-name="Preformatted_20_Text">&lt;xsl:with-param name="field" select="'100'" /&gt; <text:span text:style-name="T2">Erster Autor</text:span></text:p>
      <text:p text:style-name="Preformatted_20_Text">&lt;xsl:with-param name="ind1" select = "'1'" /&gt;</text:p>
      <text:p text:style-name="Preformatted_20_Text">&lt;xsl:with-param name="ind2" select = "'0'" /&gt;</text:p>
      <text:p text:style-name="P17">&lt;subfield code="a"&gt;</text:p>
      <text:p text:style-name="P18">In &lt;subfield code="e"&gt; author</text:p>
      <text:p text:style-name="Preformatted_20_Text"/>
      <text:p text:style-name="P53">Alle anderen Positionen:</text:p>
      <text:p text:style-name="Preformatted_20_Text">&lt;xsl:with-param name="field" select="'700'" /&gt; <text:span text:style-name="T2">Weitere Autoren</text:span></text:p>
      <text:p text:style-name="P1">&lt;xsl:with-param name="ind1" select = "'1'" /<text:span text:style-name="T1">&gt;</text:span></text:p>
      <text:p text:style-name="P1"><text:span text:style-name="T1">&lt;</text:span>xsl:with-param name="ind2" select = "'0'" /&gt;</text:p>
      <text:p text:style-name="P18">In &lt;subfield code="e"&gt; author</text:p>
      <text:p text:style-name="Preformatted_20_Text"/>
      <text:p text:style-name="P55">dc:title</text:p>
      <text:p text:style-name="P52">Position 1:</text:p>
      <text:p text:style-name="Preformatted_20_Text">&lt;xsl:for-each select="dc:title[1]"&gt;</text:p>
      <text:p text:style-name="Preformatted_20_Text">&lt;datafield tag="245" ind1="0" ind2="0"&gt; <text:span text:style-name="T2">Titel</text:span></text:p>
      <text:p text:style-name="Preformatted_20_Text">&lt;subfield code="a"&gt; <text:span text:style-name="T21">erster Titel</text:span></text:p>
      <text:p text:style-name="P3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5">245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8"><text:span text:style-name="Strong_20_Emphasis"><text:span text:style-name="T18">|a</text:span></text:span><text:span text:style-name="T18"> To see the Invisible :  </text:span><text:span text:style-name="Strong_20_Emphasis"><text:span text:style-name="T18">|b</text:span></text:span><text:span text:style-name="T18"> Karelian Rock Art /  </text:span><text:span text:style-name="Strong_20_Emphasis"><text:span text:style-name="T18">|c</text:span></text:span><text:span text:style-name="T18"> Arsen Faradzhev  </text:span><text:span text:style-name="Strong_20_Emphasis"><text:span text:style-name="T18">|h</text:span></text:span><text:span text:style-name="T18"> [Electronic resource]  </text:span></text:p>
          </table:table-cell>
        </table:table-row>
      </table:table>
      <text:p text:style-name="P43"/>
      <text:p text:style-name="P54">Alle anderen Positionen:</text:p>
      <text:p text:style-name="Preformatted_20_Text">&lt;datafield tag="246" ind1="3" ind2="3"&gt; <text:span text:style-name="T3">Zusätzlicher Titel</text:span></text:p>
      <text:p text:style-name="Preformatted_20_Text">&lt;subfield code="a"&gt;</text:p>
      <text:p text:style-name="P35"><text:span text:style-name="T12">Oder den Rest in die anderen Unterfelder?</text:span><text:span text:style-name="T9"><text:tab/></text:span><text:tab/></text:p>
      <text:p text:style-name="P35"><text:span text:style-name="T20">Untertitel und Verantwortlichkeitsangaben tw. Mit &gt;&gt; : &lt;&lt; abgetrennt. Diese dann nachbearbeiten / auf Felder verteilen??</text:span><text:tab/></text:p>
      <text:p text:style-name="Preformatted_20_Text"/>
      <text:p text:style-name="P11"><text:span text:style-name="T13">dc:publisher </text:span><text:span text:style-name="T14">&amp; dc:d</text:span><text:span text:style-name="T4">ate</text:span></text:p>
      <text:p text:style-name="P12">&lt;datafield tag="260" ind1=" " ind2=" "<text:span text:style-name="T15">&gt;</text:span></text:p>
      <text:p text:style-name="P11">&lt;subfield code="a"&gt; <text:span text:style-name="T15">Ort</text:span></text:p>
      <text:p text:style-name="Preformatted_20_Text">&lt;subfield code="b"&gt;&lt;xsl:value-of select="dc:publisher[1]"/&gt;</text:p>
      <text:p text:style-name="Preformatted_20_Text">&lt;subfield code="c"&gt;&lt;xsl:value-of select="dc:date[1]" /&gt;</text:p>
      <text:p text:style-name="Preformatted_20_Text"/>
      <text:p text:style-name="P13">dc:coverage</text:p>
      <text:p text:style-name="Preformatted_20_Text">&lt;datafield tag="500" ind1=" " ind2=" "&gt;</text:p>
      <text:p text:style-name="Preformatted_20_Text"><text:soft-page-break/>&lt;subfield code="a"&gt;</text:p>
      <text:p text:style-name="Preformatted_20_Text"><text:tab/><text:tab/><text:tab/><text:tab/><text:tab/></text:p>
      <text:p text:style-name="P7">dc:identifier</text:p>
      <text:p text:style-name="P4">&lt;datafield tag="500" ind1=" " ind2=" "&gt;</text:p>
      <text:p text:style-name="Preformatted_20_Text">&lt;subfield code="a"&gt;</text:p>
      <text:p text:style-name="P8">Welcher Identifier soll hier rein? <text:span text:style-name="T17">Die DOI?</text:span></text:p>
      <text:p text:style-name="P19">&lt;datafield tag="856" ind1="4" ind2="1"&gt;</text:p>
      <text:p text:style-name="P19">&lt;subfield code="<text:span text:style-name="T17">a</text:span>"&gt; <text:span text:style-name="T11">Hier Online available? Oder wie ist die Konvention zur Benennung?</text:span></text:p>
      <text:p text:style-name="P19">&lt;subfield code="u"&gt; <text:span text:style-name="T17">Link</text:span></text:p>
      <text:p text:style-name="P20">&lt;subfield code="z"&gt;Connect to this object online.&lt;/subfield&gt;</text:p>
      <text:p text:style-name="P16">Hier sollte am besten eine URL rein!</text:p>
      <text:p text:style-name="Preformatted_20_Text"><text:tab/><text:tab/><text:tab/><text:tab/><text:tab/></text:p>
      <text:p text:style-name="P13">dc:descriptio<text:span text:style-name="T15">n</text:span></text:p>
      <text:p text:style-name="Preformatted_20_Text">&lt;datafield tag="520" ind1=" " ind2=" "&gt;</text:p>
      <text:p text:style-name="Preformatted_20_Text">&lt;subfield code="a"&gt;</text:p>
      <text:p text:style-name="Preformatted_20_Text"><text:tab/><text:tab/><text:tab/></text:p>
      <text:p text:style-name="P14">dc:rights</text:p>
      <text:p text:style-name="P4">datafield tag="540" ind1=" " ind2=" "&gt;</text:p>
      <text:p text:style-name="Preformatted_20_Text">&lt;subfield code="a"&gt;</text:p>
      <text:p text:style-name="Preformatted_20_Text"/>
      <text:p text:style-name="P13">dc:language</text:p>
      <text:p text:style-name="Preformatted_20_Text">&lt;datafield tag="546" ind1=" " ind2=" "&gt;</text:p>
      <text:p text:style-name="Preformatted_20_Text">&lt;subfield code="a"&gt;</text:p>
      <text:p text:style-name="P8">Automatisch generieren auf Basis des Titels / Der Zeitschrift?</text:p>
      <text:p text:style-name="Preformatted_20_Text"/>
      <text:p text:style-name="P14">dc:subject</text:p>
      <text:p text:style-name="P4">&lt;datafield tag="690" ind1=" " ind2=" "&gt;</text:p>
      <text:p text:style-name="Preformatted_20_Text">&lt;subfield code="a"&gt;</text:p>
      <text:p text:style-name="P4"/>
      <text:p text:style-name="P15">dc:type</text:p>
      <text:p text:style-name="Preformatted_20_Text"><text:span text:style-name="T16">&lt;</text:span>datafield tag="655" ind1="7" ind2=" "<text:span text:style-name="T16">&gt;</text:span></text:p>
      <text:p text:style-name="Preformatted_20_Text"><text:span text:style-name="T16">&lt;</text:span>subfield code="a"&gt;</text:p>
      <text:p text:style-name="Preformatted_20_Text">&lt;subfield code="2"&gt;local&lt;/subfield&gt;</text:p>
      <text:p text:style-name="Preformatted_20_Text"/>
      <text:p text:style-name="P13">dc:contributor</text:p>
      <text:p text:style-name="Preformatted_20_Text">&lt;xsl:with-param name="string" select="." /&gt;</text:p>
      <text:p text:style-name="Preformatted_20_Text">&lt;xsl:with-param name="field" select="'100'" /&gt;</text:p>
      <text:p text:style-name="Preformatted_20_Text">&lt;xsl:with-param name="ind1" select = "'1'" /&gt;</text:p>
      <text:p text:style-name="P5">&lt;xsl:with-param name="ind2" select = "'0'" /&gt;</text:p>
      <text:p text:style-name="P5"/>
      <text:p text:style-name="P7">dc:source</text:p>
      <text:p text:style-name="Preformatted_20_Text">&lt;datafield tag="786" ind1="0" ind2=" "&gt;</text:p>
      <text:p text:style-name="Preformatted_20_Text">&lt;subfield code="n"&gt;</text:p>
      <text:p text:style-name="P9">Prüfen, was hier wo reinkann!</text:p>
      <text:p text:style-name="Preformatted_20_Text"/>
      <text:p text:style-name="P13">dc:relation</text:p>
      <text:p text:style-name="Preformatted_20_Text">&lt;datafield tag="787" ind1="0" ind2=" "&gt;</text:p>
      <text:p text:style-name="P21">subfield code="n"&gt;</text:p>
      <text:p text:style-name="P2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44">995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Table_20_Contents"><text:span text:style-name="Strong_20_Emphasis"><text:span text:style-name="T18">|a</text:span></text:span><text:span text:style-name="T18"> ANA  </text:span><text:span text:style-name="Strong_20_Emphasis"><text:span text:style-name="T18">|b</text:span></text:span><text:span text:style-name="T18"> 001408506  </text:span><text:span text:style-name="Strong_20_Emphasis"><text:span text:style-name="T18">|n</text:span></text:span><text:span text:style-name="T18"> Proceedings of the Society of Antiquaries of Scotland, 143 (2013)  </text:span><text:span text:style-name="Strong_20_Emphasis"><text:span text:style-name="T18">|l</text:span></text:span><text:span text:style-name="T18"> DAI01  </text:span><text:span text:style-name="Strong_20_Emphasis"><text:span text:style-name="T18">|m</text:span></text:span><text:span text:style-name="T18"> Review article : Perth High Street, archaeological excavations, 1975-77 : published by Tayside and Fife Archaeological Committee (TFAC).  </text:span></text:p>
          </table:table-cell>
        </table:table-row>
      </table:table>
      <text:p text:style-name="P36"/>
      <text:p text:style-name="P37">Wollen wir Source nicht eventuell hier reinpacken und eine übergeordnete Aufnahme schaffen? Das wäre für Source m.E. sinnvoller, da wir dann die Angaben in Source sinnvoll verwenden könnten.</text:p>
      <text:p text:style-name="P41"/>
      <text:p text:style-name="P38"><text:soft-page-break/></text:p>
      <text:p text:style-name="P42">Analyse der JSON-Datei:</text:p>
      <text:p text:style-name="P40"/>
      <text:p text:style-name="P27"><text:span text:style-name="T21">Alleine in Feldern stehende </text:span>Bindestriche, Unterstriche und andere Zeichen, die keine Bedeutung haben, würde ich <text:span text:style-name="T21">in allen Feldern</text:span> weglassen.</text:p>
      <text:p text:style-name="P40">Es gibt keine Untertitel. Es steht immer nur ein Titel im Record.</text:p>
      <text:p text:style-name="P22">"&lt;attr type=\"Title\"&gt; ohne ersichtlichen Grund <text:span text:style-name="T21">an einer i</text:span>n einem Titel <text:span text:style-name="T21">enthalten</text:span>, automatisch entfernen lassen.</text:p>
      <text:p text:style-name="P23">Wie soll ich mit der Autorenangabe "[s.n.]" verfahren? Gibt es da einen Standard? Eigentlich ist ja keine Angabe vorhanden.</text:p>
      <text:p text:style-name="P24">Publisher z.T. in verschiedenen Varianten angegeben. Normieren?</text:p>
      <text:p text:style-name="P24">Date teilweise Jahreszahl, teilweise <text:s/>1927-12-24. <text:span text:style-name="T21">Standard auf Jahreszahl? Oder genaues Datum übernehmen, wenn vorhanden?</text:span></text:p>
      <text:p text:style-name="P25"><text:span text:style-name="T21">T</text:span>ype ist immer Text oder Journal Article. Wollen wir das so haben? <text:span text:style-name="T7">Ich würde gerne einheitliche Angaben haben, also entweder immer beides oder immer nur eines von beiden.</text:span></text:p>
      <text:p text:style-name="P25">In den source-Feldern stehen <text:span text:style-name="T21">keine</text:span> konstistente<text:span text:style-name="T21">n</text:span> Angaben drin. Teilweise handelt es sich um <text:span text:style-name="T6">den Namen der</text:span> Zeitschrift, in der der Artikel erschienen ist, teilweise u<text:span text:style-name="T6">m</text:span> Jahreszahlen, teilweise um Heftnummern, <text:span text:style-name="T6">Seitenzahlen</text:span> oder ISSNs oder <text:span text:style-name="T6">andere Nummern, die nicht ohne weiteres identifizierbar sind</text:span>. <text:span text:style-name="T7">Teilweise sind ZDB-IDs angegeben. Ich weiß nicht, ob die notwendig oder für unsere Nutzer*innen irgendwie relevant sind. </text:span>Man könnte versuchen, diese Angaben zu vereinheitlichen. Übernehmen würde ich sie in dieser unklaren Form nicht.</text:p>
      <text:p text:style-name="P26">Da Jahreszahlen teilweise nicht von Seitenzahlen / anderen vierstelligen Zahlen unterscheidbar sind, würde ich diese Radikal entfernen und die Jahreszahl und das Volume <text:span text:style-name="T22">+ Jahreszahl </text:span>aus dem Identifier ziehen, sodass es einheitlich ist. <text:span text:style-name="T22">Alle Einträge in Source außer den Titel und die ISSN (wenn wir die haben wollen) würde ich weglassen. Diese würde ich aber dann in die übergeordnete Ressource packen.</text:span></text:p>
      <text:p text:style-name="P28">application/pdf und html/text tauchen in den ersten beiden Format-Feldern auf, es handelt sich aber jeweils nur beim zweiten Identifier um eine URL au<text:span text:style-name="T21">f</text:span> ein PDF. Der erst identifier verlinkt auf die Seite mit dem Journal, auf der das P<text:span text:style-name="T21">DF</text:span> mit dem Artikel aufgerufen werden kann.</text:p>
      <text:p text:style-name="P34">Diese Formatangaben in einem Unterfeld übernehmen? Oder etwas anderes ins Unterfeld?</text:p>
      <text:p text:style-name="P6"><text:a xlink:type="simple" xlink:href="https://www.e-periodica.ch/digbib/view?pid=bwo-001:1915:5::665" text:style-name="Internet_20_link" text:visited-style-name="Visited_20_Internet_20_Link"><text:span text:style-name="T18">https://www.e-periodica.ch/digbib/view?pid=bwo-001:1915:5::665</text:span></text:a><text:span text:style-name="T18"> </text:span><text:span text:style-name="T19">in der URL wird jeweils die Jahreszahl und das Volume genannt,eventuell sind diese Angaben verwendbar.</text:span></text:p>
      <text:p text:style-name="P29">Auch das Journal bwo-001 kann gefunden werden, eventuell kann der Titel usw. und Issue-Nr. <text:span text:style-name="T21">a</text:span>us dem html ausgelesen werden?</text:p>
      <text:p text:style-name="P31"><text:a xlink:type="simple" xlink:href="https://www.e-periodica.ch/cntmng?type=pdf&amp;pid=aan-001:1962:0::58" text:style-name="Internet_20_link" text:visited-style-name="Visited_20_Internet_20_Link">https://www.e-periodica.ch/cntmng?type=pdf&amp;pid=aan-001:1962:0::58</text:a></text:p>
      <text:p text:style-name="P57">Mit dem zweiten identifier gelangt man direkt zum PDF und kann dieses herunterladen. Brauchen wir beide Optionen?</text:p>
      <text:p text:style-name="P30">doi:10.5169/seals-787958</text:p>
      <text:p text:style-name="P32"><text:span text:style-name="T21">M</text:span>an sollte am Anfang das doi abschneiden, dann kann man die doi resolven. Allerdings ist <text:span text:style-name="T21">das Ergebnis das gleiche</text:span> wie beim ersten <text:span text:style-name="T21">I</text:span>dentifier. Aus diesem Grund weiß ich nicht, ob oder in welches Feld wir sie schreiben sollen, jedenfalls nicht in das, wo <text:span text:style-name="T21">steht, dass hier </text:span>die online-Ressoure verfügbar ist.</text:p>
      <text:p text:style-name="P3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09:53:30.528189252</dc:date>
    <meta:editing-duration>PT4H3M19S</meta:editing-duration>
    <meta:editing-cycles>9</meta:editing-cycles>
    <meta:generator>LibreOffice/6.1.5.2$Linux_X86_64 LibreOffice_project/10$Build-2</meta:generator>
    <meta:document-statistic meta:table-count="4" meta:image-count="0" meta:object-count="0" meta:page-count="3" meta:paragraph-count="112" meta:word-count="838" meta:character-count="6269" meta:non-whitespace-character-count="5488"/>
  </office:meta>
</office:document-meta>
</file>